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color="#ffff00" fo:font-weight="bold" style:font-weight-asian="bold" style:font-weight-complex="bold"/>
    </style:style>
    <style:style style:name="T6" style:family="text">
      <style:text-properties fo:color="#ffcc99" fo:font-weight="bold" style:font-weight-asian="bold" style:font-weight-complex="bold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cc99"/>
    </style:style>
    <style:style style:name="T10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file I/O</presentation:footer-decl>
      <presentation:footer-decl presentation:name="ftr2">CMPTxxxx</presentation:footer-decl>
      <presentation:date-time-decl presentation:name="dtd1" presentation:source="fixed">5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ile I/O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5 Feb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.io classes</text:p>
          </draw:text-box>
        </draw:frame>
        <draw:frame presentation:style-name="pr6" draw:text-style-name="P3" draw:layer="layout" svg:width="25.199cm" svg:height="14.851cm" svg:x="1.4cm" svg:y="4.507cm" presentation:class="outline" presentation:user-transformed="true">
          <draw:text-box>
            <text:list text:style-name="L2">
              <text:list-item>
                <text:p text:style-name="P1">Object holding <text:span text:style-name="T1">pathname</text:span> information: <text:span text:style-name="T2">File</text:span></text:p>
              </text:list-item>
              <text:list-item>
                <text:p text:style-name="P1"><text:span text:style-name="T1">Formatted text</text:span> I/O:</text:p>
                <text:list>
                  <text:list-item>
                    <text:p text:style-name="P1"><text:span text:style-name="T2">Scanner, PrintWriter</text:span></text:p>
                  </text:list-item>
                </text:list>
              </text:list-item>
              <text:list-item>
                <text:p text:style-name="P1"><text:span text:style-name="T1">Byte</text:span>-based streams:</text:p>
                <text:list>
                  <text:list-item>
                    <text:p text:style-name="P1"><text:span text:style-name="T2">FileInputStream, FileOutputStream</text:span></text:p>
                  </text:list-item>
                </text:list>
              </text:list-item>
              <text:list-item>
                <text:p text:style-name="P1"><text:span text:style-name="T1">Object</text:span>-based I/O (Serializable):</text:p>
                <text:list>
                  <text:list-item>
                    <text:p text:style-name="P1"><text:span text:style-name="T2">ObjectInputStream, ObjectOutputStream</text:span></text:p>
                  </text:list-item>
                </text:list>
              </text:list-item>
              <text:list-item>
                <text:p text:style-name="P1"><text:span text:style-name="T1">Standard</text:span> streams:</text:p>
                <text:list>
                  <text:list-item>
                    <text:p text:style-name="P1"><text:span text:style-name="T2">System.in </text:span><text:span text:style-name="T3">(an </text:span><text:span text:style-name="T2">InputStream</text:span><text:span text:style-name="T3">),</text:span><text:span text:style-name="T2"><text:line-break/></text:span><text:span text:style-name="T2">System.out, System.err </text:span><text:span text:style-name="T3">(both </text:span><text:span text:style-name="T2">PrintStream</text:span><text:span text:style-name="T3">s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File method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File</text:span><text:span text:style-name="T3"> is essentially a wrapper around a </text:span><text:span text:style-name="T1">filename</text:span><text:span text:style-name="T3"> string. <text:s/></text:span><text:span text:style-name="T1">Constructor</text:span>:</text:p>
                <text:list>
                  <text:list-item>
                    <text:list>
                      <text:list-item>
                        <text:p text:style-name="P1"><text:span text:style-name="T4">File oFile = new File( “output.txt” );</text:span></text:p>
                      </text:list-item>
                    </text:list>
                  </text:list-item>
                </text:list>
              </text:list-item>
              <text:list-item>
                <text:p text:style-name="P1">Check if <text:span text:style-name="T1">exists</text:span>, can <text:span text:style-name="T1">read</text:span>/<text:span text:style-name="T1">write</text:span>:</text:p>
                <text:list>
                  <text:list-item>
                    <text:list>
                      <text:list-item>
                        <text:p text:style-name="P1"><text:span text:style-name="T4">if ( oFile.exists() &amp;&amp; oFile.canRead() )</text:span></text:p>
                      </text:list-item>
                    </text:list>
                  </text:list-item>
                </text:list>
              </text:list-item>
              <text:list-item>
                <text:p text:style-name="P1">Check file <text:span text:style-name="T1">type</text:span>:</text:p>
                <text:list>
                  <text:list-item>
                    <text:list>
                      <text:list-item>
                        <text:p text:style-name="P1"><text:span text:style-name="T4">If ( oFile.isFile() || oFile.isDirectory() )</text:span></text:p>
                      </text:list-item>
                    </text:list>
                  </text:list-item>
                </text:list>
              </text:list-item>
              <text:list-item>
                <text:p text:style-name="P1">Get <text:span text:style-name="T1">parent</text:span> directory:</text:p>
                <text:list>
                  <text:list-item>
                    <text:list>
                      <text:list-item>
                        <text:p text:style-name="P1"><text:span text:style-name="T4">oFile.getParent()</text:span></text:p>
                      </text:list-item>
                    </text:list>
                  </text:list-item>
                </text:list>
              </text:list-item>
              <text:list-item>
                <text:p text:style-name="P1">Get just the <text:span text:style-name="T1">filename</text:span>: <text:span text:style-name="T2">oFile.getNam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Formatted text stream I/O</text:p>
          </draw:text-box>
        </draw:frame>
        <draw:frame presentation:style-name="pr6" draw:text-style-name="P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java.io.</text:span><text:span text:style-name="T1">PrintWriter: </text:span><text:span text:style-name="T3">output</text:span> <text:span text:style-name="T3">formatted</text:span> text</text:p>
                <text:list>
                  <text:list-item>
                    <text:list>
                      <text:list-item>
                        <text:p text:style-name="P1"><text:span text:style-name="T4">PrintWriter output =</text:span><text:span text:style-name="T4"><text:line-break/></text:span><text:span text:style-name="T4"><text:tab/></text:span><text:span text:style-name="T4"><text:tab/></text:span><text:span text:style-name="T4"><text:tab/></text:span><text:span text:style-name="T4">new </text:span><text:span text:style-name="T5">PrintWriter</text:span><text:span text:style-name="T4">( oFile );</text:span></text:p>
                      </text:list-item>
                      <text:list-item>
                        <text:p text:style-name="P1"><text:span text:style-name="T4">output.</text:span><text:span text:style-name="T5">println</text:span><text:span text:style-name="T4">( “Hello, World!” );</text:span></text:p>
                      </text:list-item>
                    </text:list>
                  </text:list-item>
                  <text:list-item>
                    <text:p><text:span text:style-name="T3">Methods as with System.out</text:span></text:p>
                  </text:list-item>
                </text:list>
              </text:list-item>
              <text:list-item>
                <text:p text:style-name="P1"><text:span text:style-name="T3">java.util.</text:span><text:span text:style-name="T1">Scanner: </text:span><text:span text:style-name="T3">read</text:span> text from stream</text:p>
                <text:list>
                  <text:list-item>
                    <text:list>
                      <text:list-item>
                        <text:p text:style-name="P1"><text:span text:style-name="T4">Scanner input =</text:span><text:span text:style-name="T4"><text:line-break/></text:span><text:span text:style-name="T4"><text:tab/></text:span><text:span text:style-name="T4"><text:tab/></text:span><text:span text:style-name="T4"><text:tab/></text:span><text:span text:style-name="T4">new </text:span><text:span text:style-name="T5">Scanner</text:span><text:span text:style-name="T4">( new File( “in.txt” ) );</text:span><text:span text:style-name="T4"><text:line-break/></text:span><text:span text:style-name="T4"><text:tab/></text:span><text:span text:style-name="T4"><text:tab/></text:span><text:span text:style-name="T6"><text:tab/></text:span><text:span text:style-name="T6">// or: new Scanner( System.in );</text:span></text:p>
                      </text:list-item>
                      <text:list-item>
                        <text:p text:style-name="P1"><text:span text:style-name="T4">id = input.</text:span><text:span text:style-name="T5">nextInt</text:span><text:span text:style-name="T4">();</text:span></text:p>
                      </text:list-item>
                    </text:list>
                  </text:list-item>
                </text:list>
              </text:list-item>
              <text:list-item>
                <text:p text:style-name="P1">Remember to <text:span text:style-name="T1">close() </text:span><text:span text:style-name="T3">when you're do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File I/O exception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 instance of the class <text:span text:style-name="T1">FileNotFoundException</text:span> is raised if the file cannot be opened:</text:p>
              </text:list-item>
            </text:list>
            <text:p text:style-name="P4"><text:span text:style-name="T7">try {</text:span></text:p>
            <text:p text:style-name="P5"><text:span text:style-name="T8">out = new PrintStream( “out.txt” );</text:span></text:p>
            <text:p text:style-name="P4"><text:span text:style-name="T7">} catch ( FileNotFoundException e ) {</text:span></text:p>
            <text:p text:style-name="P5"><text:span text:style-name="T8">System.err.println( “No write permissions!” );</text:span><text:span text:style-name="T7"> }</text:span></text:p>
            <text:list text:continue-numbering="true" text:style-name="L2">
              <text:list-item>
                <text:p text:style-name="P1"><text:span text:style-name="T1">Scanner</text:span> raises <text:span text:style-name="T1">InputMismatchException</text:span> if wrong type, or <text:span text:style-name="T1">NoSuchElementException</text:span> if input is exhausted.</text:p>
              </text:list-item>
              <text:list-item>
                <text:p text:style-name="P1"><text:span text:style-name="T1">EOFException </text:span>when the end of file is reached</text:p>
              </text:list-item>
              <text:list-item>
                <text:p text:style-name="P1">These are subclasses of <text:span text:style-name="T1">IOExcep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Object-based I/O</text:p>
          </draw:text-box>
        </draw:frame>
        <draw:frame presentation:style-name="pr6" draw:text-style-name="P3" draw:layer="layout" svg:width="25.199cm" svg:height="14.721cm" svg:x="1.4cm" svg:y="4.507cm" presentation:class="outline" presentation:user-transformed="true">
          <draw:text-box>
            <text:list text:style-name="L2">
              <text:list-item>
                <text:p text:style-name="P1">Use <text:span text:style-name="T9">FileInputStream</text:span> / <text:span text:style-name="T9">FileOutputStream</text:span><text:span text:style-name="T9"><text:line-break/></text:span>to <text:span text:style-name="T1">open</text:span> a file for binary I/O</text:p>
                <text:list>
                  <text:list-item>
                    <text:list>
                      <text:list-item>
                        <text:p text:style-name="P1"><text:span text:style-name="T4">fos = new FileOutputStream( “output.db” )</text:span></text:p>
                      </text:list-item>
                    </text:list>
                  </text:list-item>
                </text:list>
              </text:list-item>
              <text:list-item>
                <text:p text:style-name="P1">Wrap the stream in an <text:span text:style-name="T9">ObjectInputStream</text:span> / <text:span text:style-name="T9">ObjectOutputStream</text:span> to use object <text:span text:style-name="T1">serialization</text:span></text:p>
                <text:list>
                  <text:list-item>
                    <text:list>
                      <text:list-item>
                        <text:p text:style-name="P1"><text:span text:style-name="T4">oos = new ObjectOutputStream( fos );</text:span></text:p>
                      </text:list-item>
                    </text:list>
                  </text:list-item>
                </text:list>
              </text:list-item>
              <text:list-item>
                <text:p text:style-name="P1">Use <text:span text:style-name="T9">readObject</text:span>/<text:span text:style-name="T9">writeObject</text:span> to do the I/O:</text:p>
                <text:list>
                  <text:list-item>
                    <text:list>
                      <text:list-item>
                        <text:p text:style-name="P1"><text:span text:style-name="T4">oos.writeObject( myobj );</text:span></text:p>
                      </text:list-item>
                    </text:list>
                  </text:list-item>
                  <text:list-item>
                    <text:p text:style-name="P1"><text:span text:style-name="T9">readObject() </text:span>returns a generic <text:span text:style-name="T2">Object</text:span>:</text:p>
                    <text:list>
                      <text:list-item>
                        <text:p text:style-name="P1"><text:span text:style-name="T1">Cast</text:span> it back to the original type</text:p>
                      </text:list-item>
                      <text:list-item>
                        <text:p text:style-name="P1"><text:span text:style-name="T4">myobj = (MyObj) ios.readObject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erializable objects</text:p>
          </draw:text-box>
        </draw:frame>
        <draw:frame presentation:style-name="pr6" draw:text-style-name="P3" draw:layer="layout" svg:width="25.199cm" svg:height="14.29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erialization</text:span> is converting an object to a representation that can be written to a <text:span text:style-name="T1">stream</text:span></text:p>
              </text:list-item>
              <text:list-item>
                <text:p text:style-name="P1">The <text:span text:style-name="T2">Serializable</text:span> interface is a <text:span text:style-name="T1">tag</text:span>:</text:p>
                <text:list>
                  <text:list-item>
                    <text:p text:style-name="P1">Interface with <text:span text:style-name="T1">no methods</text:span></text:p>
                  </text:list-item>
                  <text:list-item>
                    <text:p text:style-name="P1">Used to <text:span text:style-name="T1">identify</text:span> what objects are serializable</text:p>
                  </text:list-item>
                </text:list>
              </text:list-item>
              <text:list-item>
                <text:p text:style-name="P1"><text:span text:style-name="T1">Primitive</text:span> types are serializable</text:p>
              </text:list-item>
              <text:list-item>
                <text:p text:style-name="P1"><text:span text:style-name="T1">Arrays</text:span> of serializable objects are serializable</text:p>
              </text:list-item>
              <text:list-item>
                <text:p text:style-name="P1">A <text:span text:style-name="T1">class</text:span> can be tagged as serializable if all its non-<text:span text:style-name="T2">transient</text:span> <text:span text:style-name="T1">instance variables</text:span> are serializable</text:p>
                <text:list>
                  <text:list-item>
                    <text:list>
                      <text:list-item>
                        <text:p text:style-name="P1">Vars declared <text:span text:style-name="T2">transient</text:span> are skipped in serializ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Customizing serialization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erializable</text:span> objects: just tag as <text:span text:style-name="T2">Serializable</text:span></text:p>
                <text:list>
                  <text:list-item>
                    <text:p text:style-name="P1">all the work of <text:span text:style-name="T1">reading</text:span>/<text:span text:style-name="T1">writing</text:span> is done for you</text:p>
                  </text:list-item>
                </text:list>
              </text:list-item>
              <text:list-item>
                <text:p text:style-name="P1">Methods <text:span text:style-name="T2">writeObject</text:span>() / <text:span text:style-name="T2">readObject</text:span>()</text:p>
                <text:list>
                  <text:list-item>
                    <text:p text:style-name="P1">Specify <text:span text:style-name="T1">format</text:span> to use in writing out</text:p>
                  </text:list-item>
                  <text:list-item>
                    <text:p text:style-name="P1">Can call <text:span text:style-name="T2">defaultWriteObject</text:span>() to use <text:span text:style-name="T1">default</text:span> functionality</text:p>
                  </text:list-item>
                  <text:list-item>
                    <text:p text:style-name="P1">Or use your <text:span text:style-name="T1">own</text:span> <text:span text:style-name="T2">writeInt</text:span>(), etc. to write out <text:span text:style-name="T1">non-serializable</text:span> fields</text:p>
                  </text:list-item>
                </text:list>
              </text:list-item>
              <text:list-item>
                <text:p text:style-name="P1">See <text:span text:style-name="T10"><text:a xlink:href="http://java.sun.com/javase/6/docs/technotes/guides/serialization/examples/custom/index3.html">CustomDataExample.java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Summary of I/O classes</text:p>
          </draw:text-box>
        </draw:frame>
        <draw:frame presentation:style-name="pr10" draw:layer="layout" svg:width="25.199cm" svg:height="14.721cm" svg:x="1.4cm" svg:y="4.507cm" presentation:class="outline" presentation:user-transformed="true">
          <draw:text-box>
            <text:list text:style-name="L2">
              <text:list-item>
                <text:p>Formatted <text:span text:style-name="T1">text</text:span> I/O:</text:p>
                <text:list>
                  <text:list-item>
                    <text:p>Create a <text:span text:style-name="T2">File</text:span> object (pathname)</text:p>
                  </text:list-item>
                  <text:list-item>
                    <text:p><text:span text:style-name="T1">Write</text:span>: create a <text:span text:style-name="T2">PrintWriter</text:span>, call .<text:span text:style-name="T9">print</text:span>()</text:p>
                  </text:list-item>
                  <text:list-item>
                    <text:p><text:span text:style-name="T1">Read</text:span>: create a <text:span text:style-name="T2">Scanner</text:span>, call .<text:span text:style-name="T9">next*</text:span>()</text:p>
                  </text:list-item>
                </text:list>
              </text:list-item>
              <text:list-item>
                <text:p><text:span text:style-name="T1">Object</text:span>-based I/O:</text:p>
                <text:list>
                  <text:list-item>
                    <text:p>Create a <text:span text:style-name="T2">File</text:span> object (pathname)</text:p>
                  </text:list-item>
                  <text:list-item>
                    <text:p><text:span text:style-name="T1">Write</text:span>: create a <text:span text:style-name="T2">FileOutputStream</text:span></text:p>
                    <text:list>
                      <text:list-item>
                        <text:p>Create <text:span text:style-name="T2">ObjectOutputStream</text:span>: .<text:span text:style-name="T9">writeObject</text:span>()</text:p>
                      </text:list-item>
                    </text:list>
                  </text:list-item>
                  <text:list-item>
                    <text:p><text:span text:style-name="T1">Read</text:span>: create a <text:span text:style-name="T2">FileInputStream</text:span></text:p>
                    <text:list>
                      <text:list-item>
                        <text:p>Create <text:span text:style-name="T2">ObjectInputStream</text:span>: .<text:span text:style-name="T9">readObject</text:span>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andom-access file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equential files are hard to <text:span text:style-name="T1">modify in-place</text:span></text:p>
                <text:list>
                  <text:list-item>
                    <text:p text:style-name="P1">Must erase and rewrite <text:span text:style-name="T1">entire</text:span> file</text:p>
                  </text:list-item>
                </text:list>
              </text:list-item>
              <text:list-item>
                <text:p text:style-name="P1"><text:span text:style-name="T1">Random-access</text:span> files:</text:p>
                <text:list>
                  <text:list-item>
                    <text:list>
                      <text:list-item>
                        <text:p text:style-name="P1"><text:span text:style-name="T2">file = new RandomAccessFile( “user.db”, “rw” );</text:span></text:p>
                      </text:list-item>
                    </text:list>
                  </text:list-item>
                </text:list>
              </text:list-item>
              <text:list-item>
                <text:p text:style-name="P1">Can be used in place of <text:span text:style-name="T9">FileInputStream</text:span> / <text:span text:style-name="T9">FileOutputStream</text:span>, e.g., to do <text:span text:style-name="T1">object</text:span>-based I/O</text:p>
              </text:list-item>
              <text:list-item>
                <text:p text:style-name="P1">File <text:span text:style-name="T1">position</text:span> pointer:</text:p>
                <text:list>
                  <text:list-item>
                    <text:list>
                      <text:list-item>
                        <text:p text:style-name="P1"><text:span text:style-name="T2">file.seek( num_bytes );</text:span></text:p>
                      </text:list-item>
                    </text:list>
                  </text:list-item>
                  <text:list-item>
                    <text:p text:style-name="P1">Seek to position relative to <text:span text:style-name="T1">star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Sean Ho</meta:initial-creator>
    <meta:creation-date>2007-01-15T12:24:22</meta:creation-date>
    <dc:creator>sean ho</dc:creator>
    <dc:date>2010-02-05T14:27:20</dc:date>
    <meta:editing-cycles>117</meta:editing-cycles>
    <meta:editing-duration>PT137H42M40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